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0000000300A80A3105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9.141cm" svg:x="1.293cm" svg:y="6.335cm">
          <text:p text:style-name="P1"><text:span text:style-name="T1">СУБД в интернет приложениях</text:span><text:span text:style-name="T1"><text:line-break/></text:span><text:span text:style-name="T1">Лекция 12:</text:span></text:p>
          <text:p text:style-name="P1"><text:span text:style-name="T1">Асинхронная репликация, векторное время, разрешение конфликтов.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3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и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1-22">1/22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1-22">1/22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1-22T20:41:39.989475950</dc:date>
    <meta:editing-duration>PT22H20M46S</meta:editing-duration>
    <meta:editing-cycles>308</meta:editing-cycles>
    <meta:document-statistic meta:object-count="55"/>
  </office:meta>
</office:document-meta>
</file>